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Ultrafine_20_2_20_Dots_20_3_20_Dashes" draw:marker-end="Arrow" draw:fill="none" draw:textarea-vertical-align="middle"/>
    </style:style>
    <style:style style:name="gr2" style:family="graphic" style:parent-style-name="standard">
      <style:graphic-properties draw:fill-color="#cccccc" draw:textarea-vertical-align="middle"/>
    </style:style>
    <style:style style:name="gr3" style:family="graphic" style:parent-style-name="standard">
      <style:graphic-properties draw:marker-end="Circle_20_unfilled" draw:stroke-linejoin="round" svg:stroke-linecap="roun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5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6" style:family="graphic" style:parent-style-name="objectwithoutfill">
      <style:graphic-properties draw:stroke="solid" svg:stroke-width="0.106cm" svg:stroke-color="#3333ff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8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79cm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withoutfill">
      <style:graphic-properties svg:stroke-color="#009900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48cm" fo:min-width="1.198cm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9" style:family="graphic" style:parent-style-name="standard">
      <style:graphic-properties svg:stroke-width="0.053cm" svg:stroke-color="#000000" draw:marker-start-width="0.28cm" draw:marker-end-width="0.28cm" draw:fill-color="#ffffff" draw:textarea-vertical-align="middle" fo:padding-top="0.152cm" fo:padding-bottom="0.152cm" fo:padding-left="0.277cm" fo:padding-right="0.27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349cm"/>
    </style:style>
    <style:style style:name="gr21" style:family="graphic">
      <style:graphic-properties style:protect="size"/>
    </style:style>
    <style:style style:name="gr22" style:family="graphic" style:parent-style-name="standard" style:list-style-name="L1">
      <style:graphic-properties draw:stroke="solid" svg:stroke-width="0.106cm" svg:stroke-color="#000000" draw:marker-start-width="0.359cm" draw:marker-start-center="false" draw:marker-end="Arrow" draw:marker-end-width="0.459cm" draw:marker-end-center="false" draw:fill="none" draw:fill-color="#cfe7f5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cm" svg:stroke-color="#808080" draw:marker-start-width="0.2cm" draw:marker-start-center="false" draw:marker-end-width="0.2cm" draw:marker-end-center="false" draw:fill="solid" draw:fill-color="#000000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solid" draw:fill-color="#ffffff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svg:stroke-width="0.081cm" svg:stroke-color="#000000" draw:marker-start-width="0.321cm" draw:marker-start-center="false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svg:stroke-width="0.106cm" svg:stroke-color="#ff3333" draw:marker-start-width="0.359cm" draw:marker-start-center="false" draw:marker-end-width="0.359cm" draw:marker-end-center="false" draw:fill="solid" draw:fill-color="#ff9999" draw:opacity="10%" draw:textarea-horizontal-align="justify" draw:textarea-vertical-align="middle" fo:padding-top="0.178cm" fo:padding-bottom="0.178cm" fo:padding-left="0.303cm" fo:padding-right="0.303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svg:stroke-width="0.081cm" svg:stroke-color="#0000ff" draw:marker-start="Arrow" draw:marker-start-width="0.321cm" draw:marker-start-center="false" draw:marker-end="Arrow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svg:stroke-width="0.081cm" svg:stroke-color="#0000ff" draw:marker-start="Arrow" draw:marker-start-width="0.321cm" draw:marker-start-center="false" draw:marker-end="Arrow" draw:marker-end-width="0.4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21cm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33cm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863cm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863cm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svg:stroke-width="0.081cm" svg:stroke-color="#3333ff" draw:marker-start="Arrow" draw:marker-start-width="0.321cm" draw:marker-start-center="false" draw:marker-end="Arrow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svg:stroke-width="0.081cm" svg:stroke-color="#009933" draw:marker-start="Arrow" draw:marker-start-width="0.321cm" draw:marker-start-center="false" draw:marker-end="Arrow" draw:marker-end-width="0.321cm" draw:marker-end-center="false" draw:fill="none" draw:fill-color="#cfe7f5" draw:textarea-horizontal-align="justify" draw:textarea-vertical-align="middle" fo:padding-top="0.165cm" fo:padding-bottom="0.165cm" fo:padding-left="0.29cm" fo:padding-right="0.29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13cm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33cm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33cm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cm" svg:stroke-color="#000000" draw:marker-start-width="0.2cm" draw:marker-start-center="false" draw:marker-end-width="0.2cm" draw:marker-end-center="false" draw:fill="none" draw:fill-color="#ffffff" draw:textarea-horizontal-align="justify" draw:auto-grow-height="true" draw:auto-grow-width="false" fo:max-height="0cm" fo:min-height="0.733cm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79" style:family="graphic" style:parent-style-name="standard">
      <style:graphic-properties draw:textarea-horizontal-align="justify" draw:textarea-vertical-align="middle" draw:auto-grow-height="false" fo:min-height="1.55cm" fo:min-width="5.5cm"/>
    </style:style>
    <style:style style:name="gr80" style:family="graphic" style:parent-style-name="standard">
      <style:graphic-properties draw:textarea-horizontal-align="justify" draw:textarea-vertical-align="middle" draw:auto-grow-height="false" fo:min-height="1.448cm" fo:min-width="1.19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82" style:family="graphic" style:parent-style-name="standard">
      <style:graphic-properties draw:stroke="dash" draw:stroke-dash="Fine_20_Dashed" svg:stroke-width="0.106cm" svg:stroke-color="#ff3333" draw:marker-start="Arrow" draw:marker-start-width="0.359cm" draw:marker-end-width="0.359cm" draw:fill="none" draw:textarea-horizontal-align="justify" draw:textarea-vertical-align="middle" draw:auto-grow-height="false" fo:min-height="5.35cm" fo:min-width="10.7cm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4" style:family="graphic" style:parent-style-name="standard">
      <style:graphic-properties draw:stroke="none" svg:stroke-color="#000000" draw:fill="none" draw:fill-color="#ffffff" draw:auto-grow-height="true" draw:auto-grow-width="false" fo:max-height="0cm" fo:min-height="1.244cm"/>
    </style:style>
    <style:style style:name="gr85" style:family="graphic" style:parent-style-name="standard">
      <style:graphic-properties svg:stroke-width="0.081cm" svg:stroke-color="#ff3333" draw:marker-start-width="0.321cm" draw:marker-end-width="0.321cm" draw:fill="none" draw:textarea-horizontal-align="justify" draw:textarea-vertical-align="middle" draw:auto-grow-height="false" fo:min-height="0.448cm" fo:min-width="0.198cm" fo:padding-top="0.165cm" fo:padding-bottom="0.165cm" fo:padding-left="0.29cm" fo:padding-right="0.29cm"/>
    </style:style>
    <style:style style:name="gr86" style:family="graphic" style:parent-style-name="standard">
      <style:graphic-properties svg:stroke-width="0.081cm" svg:stroke-color="#ff3333" draw:marker-start-width="0.321cm" draw:marker-end-width="0.321cm" draw:fill="solid" draw:fill-color="#ff0000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88" style:family="graphic" style:parent-style-name="objectwithoutfill">
      <style:graphic-properties draw:stroke="dash" draw:stroke-dash="Fine_20_Dashed" svg:stroke-width="0.106cm" svg:stroke-color="#ff3333" draw:marker-start-width="0.359cm" draw:marker-end="Arrow" draw:marker-end-width="0.459cm" draw:fill="solid" draw:fill-color="#ff3333" draw:textarea-vertical-align="middle" fo:padding-top="0.178cm" fo:padding-bottom="0.178cm" fo:padding-left="0.303cm" fo:padding-right="0.303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00ff"/>
    </style:style>
    <style:style style:name="P3" style:family="paragraph">
      <style:text-properties fo:color="#ff3333"/>
    </style:style>
    <style:style style:name="P4" style:family="paragraph">
      <style:text-properties fo:color="#009933" fo:font-family="'Times New Roman'" style:font-style-name="Normal" style:font-family-generic="roman" style:font-pitch="variable" fo:font-size="18pt" style:font-size-asian="18pt" style:font-size-complex="18pt"/>
    </style:style>
    <style:style style:name="P5" style:family="paragraph">
      <style:text-properties fo:color="#000000" fo:font-family="'Times New Roman'" style:font-style-name="Norm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indent="0cm"/>
      <style:text-properties fo:color="#ff3333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indent="0cm"/>
      <style:text-properties fo:color="#3333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color="#009933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text-properties fo:color="#ff3333" fo:font-style="italic" style:font-style-asian="italic" style:font-style-complex="italic"/>
    </style:style>
    <style:style style:name="P15" style:family="paragraph">
      <style:text-properties fo:font-size="26pt"/>
    </style:style>
    <style:style style:name="P16" style:family="paragraph">
      <style:text-properties fo:font-size="26pt" style:font-size-asian="26pt" style:font-size-complex="26pt"/>
    </style:style>
    <style:style style:name="P17" style:family="paragraph">
      <style:text-properties fo:color="#ff3333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0000ff"/>
    </style:style>
    <style:style style:name="T3" style:family="text">
      <style:text-properties fo:color="#0000ff" style:text-position="-33% 58%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ff3333"/>
    </style:style>
    <style:style style:name="T6" style:family="text">
      <style:text-properties fo:color="#ff3333" style:text-position="-33% 58%"/>
    </style:style>
    <style:style style:name="T7" style:family="text">
      <style:text-properties fo:color="#009933" fo:font-family="'Times New Roman'" style:font-style-name="Normal" style:font-family-generic="roman" style:font-pitch="variable" fo:font-size="18pt" style:font-size-asian="18pt" style:font-size-complex="18pt"/>
    </style:style>
    <style:style style:name="T8" style:family="text">
      <style:text-properties fo:color="#000000" fo:font-family="'Times New Roman'" style:font-style-name="Normal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fo:font-family="'Times New Roman'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ff3333" style:text-outline="false" style:text-line-through-style="none" fo:font-family="Arial" style:font-family-generic="roman" style:font-pitch="variable" fo:font-size="18pt" fo:font-style="normal" fo:text-shadow="none" style:text-underline-style="none" fo:font-weight="bold" style:letter-kerning="true" style:font-family-asian="'Microsoft YaHei'" style:font-family-generic-asian="system" style:font-pitch-asian="variable" style:font-size-asian="18pt" style:font-style-asian="normal" style:font-weight-asian="bold" style:font-family-complex="Mangal" style:font-family-generic-complex="system" style:font-pitch-complex="variable" style:font-size-complex="18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color="#3333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3333ff" style:text-outline="false" style:text-line-through-style="none" style:text-position="-33% 58%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9933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font-size="26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style:text-position="-33% 58%" fo:font-size="26pt" style:font-size-asian="26pt" style:font-size-complex="26pt"/>
    </style:style>
    <style:style style:name="T20" style:family="text">
      <style:text-properties fo:color="#ff3333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line draw:style-name="gr1" draw:text-style-name="P1" draw:layer="layout" svg:x1="2.6cm" svg:y1="12.2cm" svg:x2="25.2cm" svg:y2="12.2cm">
          <text:p/>
        </draw:line>
        <draw:rect draw:style-name="gr2" draw:text-style-name="P1" draw:layer="layout" svg:width="11.6cm" svg:height="0.4cm" svg:x="2.8cm" svg:y="12cm">
          <text:p/>
        </draw:rect>
        <draw:rect draw:style-name="gr2" draw:text-style-name="P1" draw:layer="layout" svg:width="11.6cm" svg:height="0.4cm" svg:x="6cm" svg:y="8.4cm">
          <text:p/>
        </draw:rect>
        <draw:rect draw:style-name="gr3" draw:text-style-name="P1" draw:layer="layout" svg:width="6.041cm" svg:height="0.3cm" draw:transform="skewX (0.0165806278939431) rotate (0.863588913886631) translate (8.2cm 12.601cm)">
          <text:p/>
        </draw:rect>
        <draw:frame draw:style-name="gr4" draw:layer="layout" svg:width="1cm" svg:height="0.963cm" svg:x="25.4cm" svg:y="11.8cm">
          <draw:text-box>
            <text:p>x</text:p>
          </draw:text-box>
        </draw:frame>
        <draw:line draw:style-name="gr5" draw:text-style-name="P1" draw:layer="layout" svg:x1="2.829cm" svg:y1="12.208cm" svg:x2="2.829cm" svg:y2="5cm">
          <text:p/>
        </draw:line>
        <draw:frame draw:style-name="gr4" draw:layer="layout" svg:width="1cm" svg:height="0.963cm" svg:x="2.4cm" svg:y="3.8cm">
          <draw:text-box>
            <text:p>z</text:p>
          </draw:text-box>
        </draw:frame>
        <draw:line draw:style-name="gr6" draw:text-style-name="P1" draw:layer="layout" svg:x1="10.4cm" svg:y1="10.3cm" svg:x2="14.2cm" svg:y2="10.3cm">
          <text:p/>
        </draw:line>
        <draw:frame draw:style-name="gr7" draw:text-style-name="P2" draw:layer="layout" svg:width="2.8cm" svg:height="1.2cm" svg:x="14.4cm" svg:y="9.8cm">
          <draw:text-box>
            <text:p><text:span text:style-name="T1">V</text:span><text:span text:style-name="T2"> = V</text:span><text:span text:style-name="T1">e</text:span><text:span text:style-name="T3">x</text:span></text:p>
          </draw:text-box>
        </draw:frame>
        <draw:line draw:style-name="gr5" draw:text-style-name="P1" draw:layer="layout" svg:x1="2.8cm" svg:y1="12.208cm" svg:x2="7.8cm" svg:y2="6.4cm">
          <text:p/>
        </draw:line>
        <draw:frame draw:style-name="gr4" draw:layer="layout" svg:width="1cm" svg:height="0.963cm" svg:x="7.8cm" svg:y="5.8cm">
          <draw:text-box>
            <text:p>y</text:p>
          </draw:text-box>
        </draw:frame>
        <draw:line draw:style-name="gr8" draw:text-style-name="P1" draw:layer="layout" svg:x1="5.2cm" svg:y1="7.8cm" svg:x2="5.2cm" svg:y2="3.6cm">
          <text:p/>
        </draw:line>
        <draw:frame draw:style-name="gr9" draw:text-style-name="P3" draw:layer="layout" svg:width="3.4cm" svg:height="1.129cm" svg:x="5.4cm" svg:y="3cm">
          <draw:text-box>
            <text:p><text:span text:style-name="T4">B</text:span><text:span text:style-name="T5"> = B</text:span><text:span text:style-name="T6"> </text:span><text:span text:style-name="T4">e</text:span><text:span text:style-name="T6">z</text:span><text:span text:style-name="T5"> </text:span></text:p>
          </draw:text-box>
        </draw:frame>
        <draw:line draw:style-name="gr10" draw:text-style-name="P1" draw:layer="layout" svg:x1="3.4cm" svg:y1="8.6cm" svg:x2="3.4cm" svg:y2="10.8cm">
          <text:p/>
        </draw:line>
        <draw:line draw:style-name="gr10" draw:text-style-name="P1" draw:layer="layout" svg:x1="3.8cm" svg:y1="9cm" svg:x2="3.8cm" svg:y2="9.8cm">
          <text:p/>
        </draw:line>
        <draw:line draw:style-name="gr11" draw:text-style-name="P1" draw:layer="layout" svg:x1="3.8cm" svg:y1="9.4cm" svg:x2="6cm" svg:y2="8.6cm">
          <text:p/>
        </draw:line>
        <draw:line draw:style-name="gr12" draw:text-style-name="P1" draw:layer="layout" svg:x1="3.4cm" svg:y1="9.8cm" svg:x2="2.8cm" svg:y2="12.2cm">
          <text:p/>
        </draw:line>
        <draw:frame draw:style-name="gr13" draw:layer="layout" svg:width="0.8cm" svg:height="0.963cm" svg:x="3.7cm" svg:y="8.237cm">
          <draw:text-box>
            <text:p>-</text:p>
          </draw:text-box>
        </draw:frame>
        <draw:frame draw:style-name="gr13" draw:layer="layout" svg:width="1cm" svg:height="0.963cm" svg:x="2.7cm" svg:y="8.637cm">
          <draw:text-box>
            <text:p>+</text:p>
          </draw:text-box>
        </draw:frame>
        <draw:line draw:style-name="gr14" draw:text-style-name="P1" draw:layer="layout" svg:x1="3.4cm" svg:y1="12.208cm" svg:x2="4.8cm" svg:y2="12.2cm">
          <text:p/>
        </draw:line>
        <draw:frame draw:style-name="gr15" draw:text-style-name="P4" draw:layer="layout" svg:width="0.8cm" svg:height="0.971cm" svg:x="3.4cm" svg:y="12.4cm">
          <draw:text-box>
            <text:p text:style-name="P4"><text:span text:style-name="T7">I</text:span></text:p>
          </draw:text-box>
        </draw:frame>
        <draw:line draw:style-name="gr16" draw:text-style-name="P1" draw:layer="layout" svg:x1="6cm" svg:y1="9.2cm" svg:x2="4cm" svg:y2="11.6cm">
          <text:p/>
        </draw:line>
        <draw:frame draw:style-name="gr13" draw:layer="layout" svg:width="0.8cm" svg:height="0.963cm" svg:x="5cm" svg:y="10.037cm">
          <draw:text-box>
            <text:p>U</text:p>
          </draw:text-box>
        </draw:frame>
        <draw:frame draw:style-name="gr13" draw:layer="layout" svg:width="1cm" svg:height="0.963cm" svg:x="12.2cm" svg:y="7.237cm">
          <draw:text-box>
            <text:p>N</text:p>
          </draw:text-box>
        </draw:frame>
        <draw:frame draw:style-name="gr13" draw:layer="layout" svg:width="1cm" svg:height="0.963cm" svg:x="8.4cm" svg:y="12.537cm">
          <draw:text-box>
            <text:p>M</text:p>
          </draw:text-box>
        </draw:frame>
        <draw:custom-shape draw:style-name="gr17" draw:text-style-name="P1" draw:layer="layout" svg:width="2.4cm" svg:height="2.4cm" svg:x="7.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cm" svg:y1="15.8cm" svg:x2="12.6cm" svg:y2="15.8cm">
          <text:p/>
        </draw:line>
        <draw:frame draw:style-name="gr13" draw:layer="layout" svg:width="1.2cm" svg:height="0.963cm" svg:x="2.4cm" svg:y="15.837cm">
          <draw:text-box>
            <text:p>N</text:p>
          </draw:text-box>
        </draw:frame>
        <draw:frame draw:style-name="gr13" draw:layer="layout" svg:width="1.2cm" svg:height="0.963cm" svg:x="11.8cm" svg:y="15.838cm">
          <draw:text-box>
            <text:p>M</text:p>
          </draw:text-box>
        </draw:frame>
        <draw:line draw:style-name="gr16" draw:text-style-name="P1" draw:layer="layout" svg:x1="12cm" svg:y1="15.8cm" svg:x2="11cm" svg:y2="15.8cm">
          <text:p/>
        </draw:line>
        <draw:frame draw:style-name="gr15" draw:text-style-name="P5" draw:layer="layout" svg:width="0.8cm" svg:height="0.971cm" svg:x="11cm" svg:y="14.629cm">
          <draw:text-box>
            <text:p text:style-name="P5"><text:span text:style-name="T8">I</text:span></text:p>
          </draw:text-box>
        </draw:frame>
        <draw:line draw:style-name="gr16" draw:text-style-name="P1" draw:layer="layout" svg:x1="10.201cm" svg:y1="17.2cm" svg:x2="7.6cm" svg:y2="17.2cm">
          <text:p/>
        </draw:line>
        <draw:frame draw:style-name="gr18" draw:layer="layout" svg:width="2.4cm" svg:height="0.963cm" svg:x="7.8cm" svg:y="17.2cm">
          <draw:text-box>
            <text:p>e = - E</text:p>
          </draw:text-box>
        </draw:frame>
        <draw:rect draw:style-name="gr19" draw:text-style-name="P1" draw:layer="layout" svg:width="1.8cm" svg:height="0.8cm" svg:x="4cm" svg:y="15.4cm">
          <text:p/>
        </draw:rect>
        <draw:frame draw:style-name="gr4" draw:layer="layout" svg:width="0.6cm" svg:height="0.963cm" svg:x="4.5cm" svg:y="14.4cm">
          <draw:text-box>
            <text:p>R</text:p>
          </draw:text-box>
        </draw:frame>
        <draw:custom-shape draw:style-name="gr17" draw:text-style-name="P1" draw:layer="layout" svg:width="2.4cm" svg:height="2.4cm" svg:x="18.8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15.6cm" svg:y1="15.801cm" svg:x2="25.2cm" svg:y2="15.801cm">
          <text:p/>
        </draw:line>
        <draw:frame draw:style-name="gr13" draw:layer="layout" svg:width="1.2cm" svg:height="0.963cm" svg:x="15cm" svg:y="15.838cm">
          <draw:text-box>
            <text:p>N</text:p>
          </draw:text-box>
        </draw:frame>
        <draw:frame draw:style-name="gr13" draw:layer="layout" svg:width="1.2cm" svg:height="0.963cm" svg:x="24.4cm" svg:y="15.839cm">
          <draw:text-box>
            <text:p>M</text:p>
          </draw:text-box>
        </draw:frame>
        <draw:line draw:style-name="gr16" draw:text-style-name="P1" draw:layer="layout" svg:x1="24.6cm" svg:y1="15.801cm" svg:x2="23.6cm" svg:y2="15.801cm">
          <text:p/>
        </draw:line>
        <draw:frame draw:style-name="gr15" draw:text-style-name="P5" draw:layer="layout" svg:width="0.8cm" svg:height="0.971cm" svg:x="23.6cm" svg:y="14.63cm">
          <draw:text-box>
            <text:p text:style-name="P5"><text:span text:style-name="T8">I</text:span></text:p>
          </draw:text-box>
        </draw:frame>
        <draw:line draw:style-name="gr16" draw:text-style-name="P1" draw:layer="layout" svg:x1="21.201cm" svg:y1="17.201cm" svg:x2="18.6cm" svg:y2="17.201cm">
          <text:p/>
        </draw:line>
        <draw:frame draw:style-name="gr20" draw:layer="layout" svg:width="2.4cm" svg:height="0.963cm" svg:x="19cm" svg:y="17.201cm">
          <draw:text-box>
            <text:p>e = -E </text:p>
          </draw:text-box>
        </draw:frame>
        <draw:line draw:style-name="gr16" draw:text-style-name="P1" draw:layer="layout" svg:x1="3.2cm" svg:y1="18.7cm" svg:x2="12.4cm" svg:y2="18.7cm">
          <text:p/>
        </draw:line>
        <draw:line draw:style-name="gr16" draw:text-style-name="P1" draw:layer="layout" svg:x1="15.6cm" svg:y1="18.6cm" svg:x2="24.8cm" svg:y2="18.6cm">
          <text:p/>
        </draw:line>
        <draw:frame draw:style-name="gr4" draw:layer="layout" svg:width="1cm" svg:height="0.963cm" svg:x="7.2cm" svg:y="18.737cm">
          <draw:text-box>
            <text:p>U</text:p>
          </draw:text-box>
        </draw:frame>
        <draw:frame draw:style-name="gr4" draw:layer="layout" svg:width="1cm" svg:height="0.963cm" svg:x="19.6cm" svg:y="18.638cm">
          <draw:text-box>
            <text:p>U</text:p>
          </draw:text-box>
        </draw:frame>
        <draw:line draw:style-name="gr16" draw:text-style-name="P1" draw:layer="layout" svg:x1="3.2cm" svg:y1="17.2cm" svg:x2="6.6cm" svg:y2="17.2cm">
          <text:p/>
        </draw:line>
        <draw:frame draw:style-name="gr18" draw:layer="layout" svg:width="1.2cm" svg:height="0.963cm" svg:x="4.2cm" svg:y="17.2cm">
          <draw:text-box>
            <text:p>RI</text:p>
          </draw:text-box>
        </draw:frame>
        <presentation:notes draw:style-name="dp2">
          <draw:page-thumbnail draw:style-name="gr21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line draw:style-name="gr22" draw:text-style-name="P6" draw:layer="layout" svg:x1="3.777cm" svg:y1="12.026cm" svg:x2="23.777cm" svg:y2="12.026cm">
          <text:p/>
        </draw:line>
        <draw:ellipse draw:style-name="gr23" draw:text-style-name="P6" draw:layer="layout" svg:width="1.583cm" svg:height="1.65cm" svg:x="8.64cm" svg:y="7.276cm">
          <text:p/>
        </draw:ellipse>
        <draw:ellipse draw:style-name="gr24" draw:text-style-name="P6" draw:layer="layout" svg:width="0.396cm" svg:height="0.412cm" svg:x="9.21cm" svg:y="7.854cm">
          <text:p/>
        </draw:ellipse>
        <draw:ellipse draw:style-name="gr25" draw:text-style-name="P6" draw:layer="layout" svg:width="1.583cm" svg:height="1.65cm" svg:x="10.302cm" svg:y="7.276cm">
          <text:p/>
        </draw:ellipse>
        <draw:ellipse draw:style-name="gr26" draw:text-style-name="P6" draw:layer="layout" svg:width="0.396cm" svg:height="0.412cm" svg:x="10.873cm" svg:y="7.854cm">
          <text:p/>
        </draw:ellipse>
        <draw:ellipse draw:style-name="gr27" draw:text-style-name="P6" draw:layer="layout" svg:width="1.584cm" svg:height="1.65cm" svg:x="11.964cm" svg:y="7.276cm">
          <text:p/>
        </draw:ellipse>
        <draw:ellipse draw:style-name="gr28" draw:text-style-name="P6" draw:layer="layout" svg:width="0.395cm" svg:height="0.412cm" svg:x="12.535cm" svg:y="7.854cm">
          <text:p/>
        </draw:ellipse>
        <draw:ellipse draw:style-name="gr29" draw:text-style-name="P6" draw:layer="layout" svg:width="1.583cm" svg:height="1.65cm" svg:x="6.977cm" svg:y="7.276cm">
          <text:p/>
        </draw:ellipse>
        <draw:ellipse draw:style-name="gr30" draw:text-style-name="P6" draw:layer="layout" svg:width="0.396cm" svg:height="0.412cm" svg:x="7.548cm" svg:y="7.854cm">
          <text:p/>
        </draw:ellipse>
        <draw:ellipse draw:style-name="gr31" draw:text-style-name="P6" draw:layer="layout" svg:width="1.584cm" svg:height="1.65cm" svg:x="13.626cm" svg:y="7.276cm">
          <text:p/>
        </draw:ellipse>
        <draw:ellipse draw:style-name="gr32" draw:text-style-name="P6" draw:layer="layout" svg:width="0.396cm" svg:height="0.412cm" svg:x="14.197cm" svg:y="7.854cm">
          <text:p/>
        </draw:ellipse>
        <draw:ellipse draw:style-name="gr33" draw:text-style-name="P6" draw:layer="layout" svg:width="1.583cm" svg:height="1.65cm" svg:x="15.289cm" svg:y="7.276cm">
          <text:p/>
        </draw:ellipse>
        <draw:ellipse draw:style-name="gr34" draw:text-style-name="P6" draw:layer="layout" svg:width="0.396cm" svg:height="0.412cm" svg:x="15.86cm" svg:y="7.854cm">
          <text:p/>
        </draw:ellipse>
        <draw:ellipse draw:style-name="gr35" draw:text-style-name="P6" draw:layer="layout" svg:width="1.583cm" svg:height="1.65cm" svg:x="16.951cm" svg:y="7.276cm">
          <text:p/>
        </draw:ellipse>
        <draw:ellipse draw:style-name="gr36" draw:text-style-name="P6" draw:layer="layout" svg:width="0.396cm" svg:height="0.412cm" svg:x="17.522cm" svg:y="7.854cm">
          <text:p/>
        </draw:ellipse>
        <draw:ellipse draw:style-name="gr37" draw:text-style-name="P6" draw:layer="layout" svg:width="1.583cm" svg:height="1.65cm" svg:x="18.614cm" svg:y="7.276cm">
          <text:p/>
        </draw:ellipse>
        <draw:ellipse draw:style-name="gr38" draw:text-style-name="P6" draw:layer="layout" svg:width="0.396cm" svg:height="0.412cm" svg:x="19.185cm" svg:y="7.854cm">
          <text:p/>
        </draw:ellipse>
        <draw:ellipse draw:style-name="gr39" draw:text-style-name="P6" draw:layer="layout" svg:width="1.583cm" svg:height="1.65cm" svg:x="6.977cm" svg:y="14.976cm">
          <text:p/>
        </draw:ellipse>
        <draw:line draw:style-name="gr40" draw:text-style-name="P6" draw:layer="layout" svg:x1="8.377cm" svg:y1="15.326cm" svg:x2="7.177cm" svg:y2="16.326cm">
          <text:p/>
        </draw:line>
        <draw:line draw:style-name="gr41" draw:text-style-name="P6" draw:layer="layout" svg:x1="8.377cm" svg:y1="16.326cm" svg:x2="7.177cm" svg:y2="15.326cm">
          <text:p/>
        </draw:line>
        <draw:ellipse draw:style-name="gr42" draw:text-style-name="P6" draw:layer="layout" svg:width="1.583cm" svg:height="1.65cm" svg:x="8.578cm" svg:y="14.976cm">
          <text:p/>
        </draw:ellipse>
        <draw:line draw:style-name="gr43" draw:text-style-name="P6" draw:layer="layout" svg:x1="9.978cm" svg:y1="15.326cm" svg:x2="8.778cm" svg:y2="16.326cm">
          <text:p/>
        </draw:line>
        <draw:line draw:style-name="gr44" draw:text-style-name="P6" draw:layer="layout" svg:x1="9.978cm" svg:y1="16.326cm" svg:x2="8.778cm" svg:y2="15.326cm">
          <text:p/>
        </draw:line>
        <draw:ellipse draw:style-name="gr45" draw:text-style-name="P6" draw:layer="layout" svg:width="1.583cm" svg:height="1.65cm" svg:x="10.178cm" svg:y="14.976cm">
          <text:p/>
        </draw:ellipse>
        <draw:line draw:style-name="gr46" draw:text-style-name="P6" draw:layer="layout" svg:x1="11.578cm" svg:y1="15.326cm" svg:x2="10.378cm" svg:y2="16.326cm">
          <text:p/>
        </draw:line>
        <draw:line draw:style-name="gr47" draw:text-style-name="P6" draw:layer="layout" svg:x1="11.578cm" svg:y1="16.326cm" svg:x2="10.378cm" svg:y2="15.326cm">
          <text:p/>
        </draw:line>
        <draw:ellipse draw:style-name="gr48" draw:text-style-name="P6" draw:layer="layout" svg:width="1.583cm" svg:height="1.65cm" svg:x="11.778cm" svg:y="14.976cm">
          <text:p/>
        </draw:ellipse>
        <draw:line draw:style-name="gr49" draw:text-style-name="P6" draw:layer="layout" svg:x1="13.178cm" svg:y1="15.326cm" svg:x2="11.978cm" svg:y2="16.326cm">
          <text:p/>
        </draw:line>
        <draw:line draw:style-name="gr50" draw:text-style-name="P6" draw:layer="layout" svg:x1="13.178cm" svg:y1="16.326cm" svg:x2="11.978cm" svg:y2="15.326cm">
          <text:p/>
        </draw:line>
        <draw:ellipse draw:style-name="gr51" draw:text-style-name="P6" draw:layer="layout" svg:width="1.583cm" svg:height="1.65cm" svg:x="13.379cm" svg:y="14.976cm">
          <text:p/>
        </draw:ellipse>
        <draw:line draw:style-name="gr52" draw:text-style-name="P6" draw:layer="layout" svg:x1="14.779cm" svg:y1="15.326cm" svg:x2="13.579cm" svg:y2="16.326cm">
          <text:p/>
        </draw:line>
        <draw:line draw:style-name="gr53" draw:text-style-name="P6" draw:layer="layout" svg:x1="14.779cm" svg:y1="16.326cm" svg:x2="13.579cm" svg:y2="15.326cm">
          <text:p/>
        </draw:line>
        <draw:ellipse draw:style-name="gr54" draw:text-style-name="P6" draw:layer="layout" svg:width="1.583cm" svg:height="1.65cm" svg:x="14.98cm" svg:y="14.976cm">
          <text:p/>
        </draw:ellipse>
        <draw:line draw:style-name="gr55" draw:text-style-name="P6" draw:layer="layout" svg:x1="16.38cm" svg:y1="15.326cm" svg:x2="15.18cm" svg:y2="16.326cm">
          <text:p/>
        </draw:line>
        <draw:line draw:style-name="gr56" draw:text-style-name="P6" draw:layer="layout" svg:x1="16.38cm" svg:y1="16.326cm" svg:x2="15.18cm" svg:y2="15.326cm">
          <text:p/>
        </draw:line>
        <draw:ellipse draw:style-name="gr57" draw:text-style-name="P6" draw:layer="layout" svg:width="1.583cm" svg:height="1.65cm" svg:x="16.58cm" svg:y="14.976cm">
          <text:p/>
        </draw:ellipse>
        <draw:line draw:style-name="gr58" draw:text-style-name="P6" draw:layer="layout" svg:x1="17.98cm" svg:y1="15.326cm" svg:x2="16.78cm" svg:y2="16.326cm">
          <text:p/>
        </draw:line>
        <draw:line draw:style-name="gr59" draw:text-style-name="P6" draw:layer="layout" svg:x1="17.98cm" svg:y1="16.326cm" svg:x2="16.78cm" svg:y2="15.326cm">
          <text:p/>
        </draw:line>
        <draw:ellipse draw:style-name="gr60" draw:text-style-name="P6" draw:layer="layout" svg:width="1.583cm" svg:height="1.65cm" svg:x="18.18cm" svg:y="14.976cm">
          <text:p/>
        </draw:ellipse>
        <draw:line draw:style-name="gr61" draw:text-style-name="P6" draw:layer="layout" svg:x1="19.58cm" svg:y1="15.326cm" svg:x2="18.38cm" svg:y2="16.326cm">
          <text:p/>
        </draw:line>
        <draw:line draw:style-name="gr62" draw:text-style-name="P6" draw:layer="layout" svg:x1="19.58cm" svg:y1="16.326cm" svg:x2="18.38cm" svg:y2="15.326cm">
          <text:p/>
        </draw:line>
        <draw:rect draw:style-name="gr63" draw:text-style-name="P6" draw:layer="layout" svg:width="7.4cm" svg:height="4.4cm" svg:x="10.777cm" svg:y="5.526cm">
          <text:p/>
        </draw:rect>
        <draw:frame draw:style-name="gr64" draw:text-style-name="P8" draw:layer="layout" svg:width="1cm" svg:height="0.963cm" svg:x="22.977cm" svg:y="12.326cm">
          <draw:text-box>
            <text:p text:style-name="P7"><text:span text:style-name="T9">z</text:span></text:p>
          </draw:text-box>
        </draw:frame>
        <draw:line draw:style-name="gr65" draw:text-style-name="P6" draw:layer="layout" svg:x1="17.577cm" svg:y1="12.026cm" svg:x2="17.577cm" svg:y2="9.926cm">
          <text:p/>
        </draw:line>
        <draw:line draw:style-name="gr66" draw:text-style-name="P6" draw:layer="layout" svg:x1="16.677cm" svg:y1="12.027cm" svg:x2="16.677cm" svg:y2="5.526cm">
          <text:p/>
        </draw:line>
        <draw:frame draw:style-name="gr67" draw:text-style-name="P9" draw:layer="layout" svg:width="0.8cm" svg:height="0.971cm" svg:x="8.177cm" svg:y="6.326cm">
          <draw:text-box>
            <text:p text:style-name="P7"><text:span text:style-name="T10">I</text:span></text:p>
          </draw:text-box>
        </draw:frame>
        <draw:frame draw:style-name="gr68" draw:text-style-name="P10" draw:layer="layout" svg:width="1cm" svg:height="0.983cm" svg:x="18.077cm" svg:y="4.943cm">
          <draw:text-box>
            <text:p text:style-name="P7"><text:span text:style-name="T11">C</text:span></text:p>
          </draw:text-box>
        </draw:frame>
        <draw:frame draw:style-name="gr69" draw:text-style-name="P11" draw:layer="layout" svg:width="1.2cm" svg:height="1.113cm" svg:x="15.577cm" svg:y="6.013cm">
          <draw:text-box>
            <text:p text:style-name="P7"><text:span text:style-name="T12">r</text:span><text:span text:style-name="T13">2</text:span></text:p>
          </draw:text-box>
        </draw:frame>
        <draw:frame draw:style-name="gr70" draw:text-style-name="P11" draw:layer="layout" svg:width="1.2cm" svg:height="1.113cm" svg:x="17.677cm" svg:y="10.414cm">
          <draw:text-box>
            <text:p text:style-name="P7"><text:span text:style-name="T12">r</text:span><text:span text:style-name="T13">1</text:span></text:p>
          </draw:text-box>
        </draw:frame>
        <draw:line draw:style-name="gr71" draw:text-style-name="P6" draw:layer="layout" svg:x1="10.877cm" svg:y1="4.526cm" svg:x2="18.377cm" svg:y2="4.526cm">
          <text:p/>
        </draw:line>
        <draw:frame draw:style-name="gr72" draw:text-style-name="P12" draw:layer="layout" svg:width="0.8cm" svg:height="0.963cm" svg:x="14.177cm" svg:y="3.526cm">
          <draw:text-box>
            <text:p text:style-name="P7"><text:span text:style-name="T14">L</text:span></text:p>
          </draw:text-box>
        </draw:frame>
        <draw:line draw:style-name="gr73" draw:text-style-name="P6" draw:layer="layout" svg:x1="5.177cm" svg:y1="7.926cm" svg:x2="5.177cm" svg:y2="12.026cm">
          <text:p/>
        </draw:line>
        <draw:frame draw:style-name="gr74" draw:text-style-name="P13" draw:layer="layout" svg:width="1cm" svg:height="0.963cm" svg:x="4.177cm" svg:y="9.363cm">
          <draw:text-box>
            <text:p text:style-name="P7"><text:span text:style-name="T15">R</text:span></text:p>
          </draw:text-box>
        </draw:frame>
        <draw:frame draw:style-name="gr75" draw:text-style-name="P10" draw:layer="layout" svg:width="0.8cm" svg:height="0.983cm" svg:x="9.977cm" svg:y="9.626cm">
          <draw:text-box>
            <text:p text:style-name="P7"><text:span text:style-name="T11">A</text:span></text:p>
          </draw:text-box>
        </draw:frame>
        <draw:frame draw:style-name="gr76" draw:text-style-name="P10" draw:layer="layout" svg:width="0.8cm" svg:height="0.983cm" svg:x="18.077cm" svg:y="9.427cm">
          <draw:text-box>
            <text:p text:style-name="P7"><text:span text:style-name="T11">B</text:span></text:p>
          </draw:text-box>
        </draw:frame>
        <draw:frame draw:style-name="gr77" draw:text-style-name="P10" draw:layer="layout" svg:width="1cm" svg:height="0.983cm" svg:x="9.977cm" svg:y="4.944cm">
          <draw:text-box>
            <text:p text:style-name="P7"><text:span text:style-name="T11">D</text:span></text:p>
          </draw:text-box>
        </draw:frame>
        <draw:frame draw:style-name="gr78" draw:text-style-name="P14" draw:layer="layout" svg:width="1.6cm" svg:height="0.958cm" svg:x="11.2cm" svg:y="6cm">
          <draw:text-box>
            <text:p><text:span text:style-name="T16">S</text:span></text:p>
          </draw:text-box>
        </draw:frame>
        <presentation:notes draw:style-name="dp2">
          <draw:page-thumbnail draw:style-name="gr2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79" draw:text-style-name="P1" draw:layer="layout" svg:width="6cm" svg:height="1.8cm" svg:x="9.6cm" svg:y="6.2cm">
          <text:p/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3cm" svg:y1="7.2cm" svg:x2="9.6cm" svg:y2="7.2cm">
          <text:p/>
        </draw:line>
        <draw:line draw:style-name="gr12" draw:text-style-name="P1" draw:layer="layout" svg:x1="15.6cm" svg:y1="7.2cm" svg:x2="22.2cm" svg:y2="7.2cm">
          <text:p/>
        </draw:line>
        <draw:line draw:style-name="gr12" draw:text-style-name="P1" draw:layer="layout" svg:x1="6.7cm" svg:y1="7.2cm" svg:x2="6.7cm" svg:y2="13.2cm">
          <text:p/>
        </draw:line>
        <draw:line draw:style-name="gr12" draw:text-style-name="P1" draw:layer="layout" svg:x1="18.4cm" svg:y1="7.2cm" svg:x2="18.4cm" svg:y2="13.2cm">
          <text:p/>
        </draw:line>
        <draw:line draw:style-name="gr12" draw:text-style-name="P1" draw:layer="layout" svg:x1="6.7cm" svg:y1="13.2cm" svg:x2="11.4cm" svg:y2="13.2cm">
          <text:p/>
        </draw:line>
        <draw:line draw:style-name="gr12" draw:text-style-name="P1" draw:layer="layout" svg:x1="13.6cm" svg:y1="13.2cm" svg:x2="18.35cm" svg:y2="13.2cm">
          <text:p/>
        </draw:line>
        <draw:custom-shape draw:style-name="gr80" draw:text-style-name="P1" draw:layer="layout" svg:width="2.4cm" svg:height="2.4cm" svg:x="11.4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1" draw:layer="layout" svg:width="1cm" svg:height="1cm" svg:x="12.2cm" svg:y="13.4cm">
          <draw:text-box>
            <text:p>V</text:p>
          </draw:text-box>
        </draw:frame>
        <draw:custom-shape draw:style-name="gr82" draw:text-style-name="P1" draw:layer="layout" svg:width="11.2cm" svg:height="5.6cm" svg:x="7cm" svg:y="7.4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3.4cm" svg:height="0.963cm" svg:x="11.2cm" svg:y="5.2cm">
          <draw:text-box>
            <text:p>Dipôle D</text:p>
          </draw:text-box>
        </draw:frame>
        <draw:frame draw:style-name="gr4" draw:text-style-name="P3" draw:layer="layout" svg:width="1cm" svg:height="0.963cm" svg:x="17cm" svg:y="11.8cm">
          <draw:text-box>
            <text:p><text:span text:style-name="T5">C</text:span></text:p>
          </draw:text-box>
        </draw:frame>
        <draw:line draw:style-name="gr16" draw:text-style-name="P1" draw:layer="layout" svg:x1="4.2cm" svg:y1="7.2cm" svg:x2="5.2cm" svg:y2="7.2cm">
          <text:p/>
        </draw:line>
        <draw:frame draw:style-name="gr83" draw:text-style-name="P15" draw:layer="layout" svg:width="1.8cm" svg:height="1.276cm" svg:x="4.2cm" svg:y="5.8cm">
          <draw:text-box>
            <text:p><text:span text:style-name="T17">i(t)</text:span></text:p>
          </draw:text-box>
        </draw:frame>
        <draw:line draw:style-name="gr16" draw:text-style-name="P1" draw:layer="layout" svg:x1="18.4cm" svg:y1="15.6cm" svg:x2="6.8cm" svg:y2="15.6cm">
          <text:p/>
        </draw:line>
        <draw:frame draw:style-name="gr84" draw:text-style-name="P16" draw:layer="layout" svg:width="1.8cm" svg:height="1.494cm" svg:x="11.8cm" svg:y="15.8cm">
          <draw:text-box>
            <text:p><text:span text:style-name="T18">u</text:span><text:span text:style-name="T19">AB</text:span></text:p>
          </draw:text-box>
        </draw:frame>
        <draw:custom-shape draw:style-name="gr85" draw:text-style-name="P1" draw:layer="layout" svg:width="1.1cm" svg:height="1.1cm" svg:x="8.7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3cm" svg:height="0.3cm" svg:x="9.102cm" svg:y="9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7" draw:text-style-name="P17" draw:layer="layout" svg:width="1.2cm" svg:height="1.301cm" svg:x="9.6cm" svg:y="9.099cm">
          <draw:text-box>
            <text:p><text:span text:style-name="T20">B</text:span></text:p>
          </draw:text-box>
        </draw:frame>
        <draw:line draw:style-name="gr88" draw:text-style-name="P1" draw:layer="layout" svg:x1="18.2cm" svg:y1="9.2cm" svg:x2="18.2cm" svg:y2="10.6cm">
          <text:p/>
        </draw:line>
        <presentation:notes draw:style-name="dp2">
          <draw:page-thumbnail draw:style-name="gr2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custom-shape draw:style-name="gr17" draw:text-style-name="P1" draw:layer="layout" svg:width="2.4cm" svg:height="2.4cm" svg:x="7.8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1" draw:layer="layout" svg:x1="3cm" svg:y1="15.8cm" svg:x2="12.6cm" svg:y2="15.8cm">
          <text:p/>
        </draw:line>
        <draw:line draw:style-name="gr16" draw:text-style-name="P1" draw:layer="layout" svg:x1="12cm" svg:y1="15.8cm" svg:x2="11cm" svg:y2="15.8cm">
          <text:p/>
        </draw:line>
        <draw:frame draw:style-name="gr15" draw:text-style-name="P5" draw:layer="layout" svg:width="0.8cm" svg:height="0.971cm" svg:x="11cm" svg:y="14.629cm">
          <draw:text-box>
            <text:p text:style-name="P5"><text:span text:style-name="T8">I</text:span></text:p>
          </draw:text-box>
        </draw:frame>
        <draw:frame draw:style-name="gr4" draw:layer="layout" svg:width="1.2cm" svg:height="0.963cm" svg:x="8.5cm" svg:y="17.2cm">
          <draw:text-box>
            <text:p>E</text:p>
          </draw:text-box>
        </draw:frame>
        <draw:rect draw:style-name="gr19" draw:text-style-name="P1" draw:layer="layout" svg:width="1.8cm" svg:height="0.8cm" svg:x="4cm" svg:y="15.4cm">
          <text:p/>
        </draw:rect>
        <draw:frame draw:style-name="gr4" draw:layer="layout" svg:width="0.6cm" svg:height="0.963cm" svg:x="4.5cm" svg:y="14.4cm">
          <draw:text-box>
            <text:p>R</text:p>
          </draw:text-box>
        </draw:frame>
        <draw:line draw:style-name="gr16" draw:text-style-name="P1" draw:layer="layout" svg:x1="3.2cm" svg:y1="18.7cm" svg:x2="12.4cm" svg:y2="18.7cm">
          <text:p/>
        </draw:line>
        <draw:frame draw:style-name="gr4" draw:layer="layout" svg:width="1cm" svg:height="0.963cm" svg:x="7.2cm" svg:y="18.737cm">
          <draw:text-box>
            <text:p>U</text:p>
          </draw:text-box>
        </draw:frame>
        <draw:line draw:style-name="gr16" draw:text-style-name="P1" draw:layer="layout" svg:x1="3.2cm" svg:y1="17.2cm" svg:x2="6.6cm" svg:y2="17.2cm">
          <text:p/>
        </draw:line>
        <draw:frame draw:style-name="gr18" draw:layer="layout" svg:width="1.2cm" svg:height="0.963cm" svg:x="4.2cm" svg:y="17.2cm">
          <draw:text-box>
            <text:p>RI</text:p>
          </draw:text-box>
        </draw:frame>
        <draw:line draw:style-name="gr16" draw:text-style-name="P1" draw:layer="layout" svg:x1="7.6cm" svg:y1="17.2cm" svg:x2="11cm" svg:y2="17.2cm">
          <text:p/>
        </draw:line>
        <presentation:notes draw:style-name="dp2">
          <draw:page-thumbnail draw:style-name="gr2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hieu Sarrat</meta:initial-creator>
    <meta:creation-date>2018-07-27T16:35:29.69</meta:creation-date>
    <meta:editing-duration>PT12H10M49S</meta:editing-duration>
    <meta:editing-cycles>8</meta:editing-cycles>
    <dc:date>2019-06-07T17:10:37.02</dc:date>
    <meta:generator>OpenOffice/4.1.6$Win32 OpenOffice.org_project/416m1$Build-9790</meta:generator>
    <dc:creator>Mathieu Sarrat</dc:creator>
    <meta:document-statistic meta:object-count="167"/>
  </office:meta>
</office:document-meta>
</file>